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3236in" fo:break-before="auto" style:use-optimal-row-height="true"/>
    </style:style>
    <style:style style:name="ro5" style:family="table-row">
      <style:table-row-properties style:row-height="1.1201in" fo:break-before="auto" style:use-optimal-row-height="true"/>
    </style:style>
    <style:style style:name="ro6" style:family="table-row">
      <style:table-row-properties style:row-height="0.6465in" fo:break-before="auto" style:use-optimal-row-height="true"/>
    </style:style>
    <style:style style:name="ro7" style:family="table-row">
      <style:table-row-properties style:row-height="0.8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3" table:number-columns-repeated="1021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</table:table-row>
        <table:table-row table:style-name="ro2">
          <table:table-cell office:value-type="string" calcext:value-type="string">
            <text:p>77JKJwz6k8BRrGbmRDPTT</text:p>
          </table:table-cell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NMT9DMtgRNTBrnCjdWq</text:p>
          </table:table-cell>
          <table:table-cell office:value-type="string" calcext:value-type="string">
            <text:p>Attack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J9GNbwRNBFhcqhFgtFkR</text:p>
          </table:table-cell>
          <table:table-cell office:value-type="string" calcext:value-type="string">
            <text:p>Awak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KgtwKPTzJ69QdFDfm9bR</text:p>
          </table:table-cell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G88qzrJhwLnJH6TJ9cpp</text:p>
          </table:table-cell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78nKMjh7Q9rFtgndz8rJ</text:p>
          </table:table-cell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wPWTbtBBwWkLhTz7hMrn7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GtFWQhMLPKPBttDFDMnGN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WBBLK99pg7LTHM8JRNgzg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6nNm6Nndrp8qTGFJL7GB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K8QRGT6GjqFGHLFJTbPT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When a player is contracted, they are given a set of instructions to complete. If they perform those instructions, they are considered to have completed the contrac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G7F9GkDcmwNMczRbtwhL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dpzkhTrrcHJJtLFnctGW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Db7KpRGqJcWP8jRpt78K</text:p>
          </table:table-cell>
          <table:table-cell office:value-type="string" calcext:value-type="string">
            <text:p>Ephemeral</text:p>
          </table:table-cell>
          <table:table-cell office:value-type="string" calcext:value-type="string">
            <text:p>If an ephemeral card would be put into a graveyard from anywhere, instead it ceases to exi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j7mqb77bLbHGW6rpNcq9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g6BD6HNFJBRDDdwD9kBWK</text:p>
          </table:table-cell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1"/>
        </table:table-row>
        <table:table-row table:style-name="ro4">
          <table:table-cell office:value-type="string" calcext:value-type="string">
            <text:p>rwhcqgpkPpTtFrNM6n7Pw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mmf6BdTtrbCGrhdhg8K9g</text:p>
          </table:table-cell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hbjfTFTQmCR9FjzP7DWGK</text:p>
          </table:table-cell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dTgddPBhJLhG7HRjqPG6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D8trBHtDqmdKtd9jMW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8pdGJQwFdJWbtJCHrmPP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jHmzrtCdmW698JjW8J6j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fRPRwTzzCPNRmNbfhdq7</text:p>
          </table:table-cell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WczCNRqmhC9Cp9wNPCK9</text:p>
          </table:table-cell>
          <table:table-cell office:value-type="string" calcext:value-type="string">
            <text:p>Overpower</text:p>
          </table:table-cell>
          <table:table-cell office:value-type="string" calcext:value-type="string">
            <text:p>The defending hero can't defend this with more than one action car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FCtFC79DRMhbJf9MTNBL</text:p>
          </table:table-cell>
          <table:table-cell office:value-type="string" calcext:value-type="string">
            <text:p>Pairs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GQfWb9GwKkw9RNrK6L6B9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qH7Rt8PDdWccP9RGMFbL</text:p>
          </table:table-cell>
          <table:table-cell office:value-type="string" calcext:value-type="string">
            <text:p>Piercing X</text:p>
          </table:table-cell>
          <table:table-cell office:value-type="string" calcext:value-type="string">
            <text:p>If this is defended by an equipment, it has +X{p}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B9ww8W6WgHnWGFzFzqd</text:p>
          </table:table-cell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MkCBFwkdRTkckLfBwhjL</text:p>
          </table:table-cell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N9pfqWtQjNgCHFrgmNHJ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qhmLJGzNtDRbd9HLFbLFp</text:p>
          </table:table-cell>
          <table:table-cell office:value-type="string" calcext:value-type="string">
            <text:p>Rune Ga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L9rFc6hKw7WbRnCBqBzR</text:p>
          </table:table-cell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jn8CBRWPmdG8fwJNTBJt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fDbLqGWBhWhTmJhGmdKQc</text:p>
          </table:table-cell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8Tw8JfDjQhjrtkLLcBKt</text:p>
          </table:table-cell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KRGw9dCnNdKpNTdTBqgz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RnrzPrG6KfnCPhDCF8bpB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GzPP7bNMQJWNJ8QzQhDQ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DqkbTcqj9Fmr7m8TKKCz</text:p>
          </table:table-cell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6QfMpMdgD8Fhcfqgq6rm</text:p>
          </table:table-cell>
          <table:table-cell office:value-type="string" calcext:value-type="string">
            <text:p>Unit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WpPNJ8jcqTHpgnQcPNkm</text:p>
          </table:table-cell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09T08:58:33.229147143</dc:date>
    <meta:editing-duration>PT58M7S</meta:editing-duration>
    <meta:editing-cycles>41</meta:editing-cycles>
    <meta:generator>LibreOffice/7.4.6.2$MacOSX_AARCH64 LibreOffice_project/5b1f5509c2decdade7fda905e3e1429a67acd63d</meta:generator>
    <meta:document-statistic meta:table-count="1" meta:cell-count="124" meta:object-count="0"/>
  </office:meta>
</office:document-meta>
</file>